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UNGEN PRAIA</text:p>
      <text:p text:style-name="P2"/>
      <text:p text:style-name="P2"><text:bookmark text:name="docs-internal-guid-abc4278a-7fff-c518-2d6a-44292cd08a9b"/>EXERCÍCIOS</text:p>
      <text:p text:style-name="P1"><text:line-break/></text:p>
      <text:p text:style-name="P3">O que é que a Franzi e os outros fizeram no sábado?</text:p>
      <text:p text:style-name="Text_20_body"/>
      <text:list xml:id="list5201962680931244783" text:style-name="L1">
        <text:list-item>
          <text:p text:style-name="P5">jogaram ping pong - x</text:p>
        </text:list-item>
        <text:list-item>
          <text:p text:style-name="P5">beberam um café no porto</text:p>
        </text:list-item>
        <text:list-item>
          <text:p text:style-name="P5">andaram de barco</text:p>
        </text:list-item>
        <text:list-item>
          <text:p text:style-name="P5">caminharam até uma praia selvagem - x</text:p>
        </text:list-item>
        <text:list-item>
          <text:p text:style-name="P5">tiraram fotografias - x</text:p>
        </text:list-item>
        <text:list-item>
          <text:p text:style-name="P5">andaram de bicicleta de montanha</text:p>
        </text:list-item>
        <text:list-item>
          <text:p text:style-name="P5">fizeram escalada</text:p>
        </text:list-item>
        <text:list-item>
          <text:p text:style-name="P5">jogaram às raquetes - x</text:p>
        </text:list-item>
        <text:list-item>
          <text:p text:style-name="P5">nadaram - x</text:p>
        </text:list-item>
        <text:list-item>
          <text:p text:style-name="P5">viram golfinhos - x</text:p>
        </text:list-item>
      </text:list>
      <text:p text:style-name="P1"><text:line-break/></text:p>
      <text:p text:style-name="P3">VERDADEIRO OU FALSO</text:p>
      <text:p text:style-name="Text_20_body"/>
      <text:p text:style-name="P4">A Franzi levantou-se antes da Ana e da Sara. - V</text:p>
      <text:p text:style-name="P4">Ela tomou o pequeno-almoço sozinha no café. - F</text:p>
      <text:p text:style-name="P4">Eles não levaram comida para a praia, porque havia lá um restaurante. - F</text:p>
      <text:p text:style-name="P4">O caminho para a praia passava pela serra e a paisagem era bonita. - V</text:p>
      <text:p text:style-name="P4">Hannes foi o único que calçou ténis. - F</text:p>
      <text:p text:style-name="P4">A Franzi mostrou as fotos ao Tiago. - V</text:p>
      <text:p text:style-name="P4">Eles estiveram na praia, mas não nadaram. - F</text:p>
      <text:p text:style-name="P4">A Franzi e a Sara viram um grupo de seis golfinhos. - V</text:p>
      <text:p text:style-name="P1"><text:line-break/></text:p>
      <text:p text:style-name="P3">COMPLETA</text:p>
      <text:p text:style-name="Text_20_body"/>
      <text:p text:style-name="P4">A Franzi e o Norman fizeram compras no…</text:p>
      <text:p text:style-name="P4">mercado de Sesimbra</text:p>
      <text:p text:style-name="P4">na loja do parque de campismo - x</text:p>
      <text:p text:style-name="P4">no supermercado</text:p>
      <text:p text:style-name="Text_20_body"/>
      <text:p text:style-name="P4">Eles caminharam mais ou menos…</text:p>
      <text:p text:style-name="P4">3 quilómetros - x</text:p>
      <text:p text:style-name="P4">6  quilómetros</text:p>
      <text:p text:style-name="P4">10 quilómetros</text:p>
      <text:p text:style-name="Text_20_body"><text:soft-page-break/></text:p>
      <text:p text:style-name="P4">A praia Selvagem chama-se…</text:p>
      <text:p text:style-name="P4">Praia do Ribeiro do Cavalo - x</text:p>
      <text:p text:style-name="P4">Praia do Portinho da Arrábida</text:p>
      <text:p text:style-name="P4">Porto Covo</text:p>
      <text:p text:style-name="Text_20_body"/>
      <text:p text:style-name="P4">Na praia eles comeram…</text:p>
      <text:p text:style-name="P4">salada de frutas</text:p>
      <text:p text:style-name="P4">pêssegos</text:p>
      <text:p text:style-name="P4">melancia - x</text:p>
      <text:p text:style-name="Text_20_body"/>
      <text:p text:style-name="P4">Eles tinham de se apressar, porque…</text:p>
      <text:p text:style-name="P4">tinham uma mesa reservada para as 20:00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6T22:29:49.93</meta:creation-date>
    <meta:document-statistic meta:table-count="0" meta:image-count="0" meta:object-count="0" meta:page-count="2" meta:paragraph-count="45" meta:word-count="237" meta:character-count="1173"/>
    <dc:date>2021-05-06T22:30:40.81</dc:date>
    <meta:editing-duration>PT51S</meta:editing-duration>
    <meta:editing-cycles>1</meta:editing-cycles>
    <meta:generator>OpenOffice/4.1.7$Win32 OpenOffice.org_project/417m1$Build-9800</meta:generator>
  </office:meta>
</office:document-meta>
</file>